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1_10-12-03_000.jpg</text:p>
          </table:table-cell>
          <table:table-cell table:style-name="ce11" office:value-type="string">
            <text:p>:PHOTO 記録 / 文書：コレポン / #*# / about=歯茎。再び腫れてきた,with=スズキ歯科（宮崎台駅、近く）,content=~,other=~ / N~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文書：コレポン / #*# / about=歯茎。再び腫れてきた,with=スズキ歯科（宮崎台駅、近く）,content=~,other=~ / N~">
            <text:p>:PHOTO 記録 / 文書：コレポン / #*# / about=歯茎。再び腫れてきた,with=スズキ歯科（宮崎台駅、近く）,content=~,other=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1_11-50-43_000.jpg</text:p>
          </table:table-cell>
          <table:table-cell table:style-name="ce11" office:value-type="string">
            <text:p>:m RES 1*3 / free# JVEMV6 76#_17:1 / 76. theoretical-physics(tp) / w=(x=|r-&gt;|cosθ),topics=ベクトル：回転,other=i+;cal+;q+,s=~,i=~,doc=r-2-3~2#3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3 / free# JVEMV6 76#_17:1 / 76. theoretical-physics(tp) / w=(x=|r-&gt;|cosθ),topics=ベクトル：回転,other=i+;cal+;q+,s=~,i=~,doc=r-2-3~2#3.d-1">
            <text:p>:m RES 1*3 / free# JVEMV6 76#_17:1 / 76. theoretical-physics(tp) / w=(x=|r-&gt;|cosθ),topics=ベクトル：回転,other=i+;cal+;q+,s=~,i=~,doc=r-2-3~2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1_11-51-03_000.jpg</text:p>
          </table:table-cell>
          <table:table-cell table:style-name="ce11" office:value-type="string">
            <text:p>:m RES 2*3 / free# JVEMV6 76#_17:1 / 76. theoretical-physics(tp) / w=(x=|r-&gt;|cosθ),topics=ベクトル：回転,other=q+,s=~,i=~,doc=r-2-3~2#3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3 / free# JVEMV6 76#_17:1 / 76. theoretical-physics(tp) / w=(x=|r-&gt;|cosθ),topics=ベクトル：回転,other=q+,s=~,i=~,doc=r-2-3~2#3.d-1">
            <text:p>:m RES 2*3 / free# JVEMV6 76#_17:1 / 76. theoretical-physics(tp) / w=(x=|r-&gt;|cosθ),topics=ベクトル：回転,other=q+,s=~,i=~,doc=r-2-3~2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1_11-51-22_000.jpg</text:p>
          </table:table-cell>
          <table:table-cell table:style-name="ce11" office:value-type="string">
            <text:p>:m RES 3*3 / free# JVEMV6 76#_17:1 / 76. theoretical-physics(tp) / w=(x=|r-&gt;|cosθ),topics=ベクトル：回転,other=q+,s=~,i=~,doc=r-2-3~2#3.d-1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3 / free# JVEMV6 76#_17:1 / 76. theoretical-physics(tp) / w=(x=|r-&gt;|cosθ),topics=ベクトル：回転,other=q+,s=~,i=~,doc=r-2-3~2#3.d-1 / N+">
            <text:p>:m RES 3*3 / free# JVEMV6 76#_17:1 / 76. theoretical-physics(tp) / w=(x=|r-&gt;|cosθ),topics=ベクトル：回転,other=q+,s=~,i=~,doc=r-2-3~2#3.d-1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1_12-15-45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1_14-15-32_000.jpg</text:p>
          </table:table-cell>
          <table:table-cell table:style-name="ce11" office:value-type="string">
            <text:p>:m RES 1*2 / free# JVEMV6 76#_17:2 / 76. theoretical-physics(tp) / w=(a-&gt;=d/dt(v-&gt;)),topics=ベクトル：回転,other=q+:v_x~a_xのmax,s=~,i=~,doc=r-2-3~2#3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1*2 / free# JVEMV6 76#_17:2 / 76. theoretical-physics(tp) / w=(a-&gt;=d/dt(v-&gt;)),topics=ベクトル：回転,other=q+:v_x~a_xのmax,s=~,i=~,doc=r-2-3~2#3.d-1">
            <text:p>:m RES 1*2 / free# JVEMV6 76#_17:2 / 76. theoretical-physics(tp) / w=(a-&gt;=d/dt(v-&gt;)),topics=ベクトル：回転,other=q+:v_x~a_xのmax,s=~,i=~,doc=r-2-3~2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1_14-15-50_000.jpg</text:p>
          </table:table-cell>
          <table:table-cell table:style-name="ce11" office:value-type="string">
            <text:p>:m RES 2*2 / free# JVEMV6 76#_17:2 / 76. theoretical-physics(tp) / w=~,topics=ベクトル：回転,other=q+:a-&gt;とv-&gt;の、互の向き,s=~,i=~,doc=r-2-3~2#3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2*2 / free# JVEMV6 76#_17:2 / 76. theoretical-physics(tp) / w=~,topics=ベクトル：回転,other=q+:a-&gt;とv-&gt;の、互の向き,s=~,i=~,doc=r-2-3~2#3.d-1">
            <text:p>:m RES 2*2 / free# JVEMV6 76#_17:2 / 76. theoretical-physics(tp) / w=~,topics=ベクトル：回転,other=q+:a-&gt;とv-&gt;の、互の向き,s=~,i=~,doc=r-2-3~2#3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1_16-59-03_000.jpg</text:p>
          </table:table-cell>
          <table:table-cell table:style-name="ce11" office:value-type="string">
            <text:p>:m #*# RES / JVEMV6 64#114_hirata_-- / 『霊の御柱』（たまのみはしら） 著者=平田篤胤,校注=~ / p.15 / w:言痛く[こちたく；論ひ[アゲツラ；御典[ミフミ；図[カタ,topic:読み方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#*# RES / JVEMV6 64#114_hirata_-- / 『霊の御柱』（たまのみはしら） 著者=平田篤胤,校注=~ / p.15 / w:言痛く[こちたく；論ひ[アゲツラ；御典[ミフミ；図[カタ,topic:読み方">
            <text:p>:m #*# RES / JVEMV6 64#114_hirata_-- / 『霊の御柱』（たまのみはしら） 著者=平田篤胤,校注=~ / p.15 / w:言痛く[こちたく；論ひ[アゲツラ；御典[ミフミ；図[カタ,topic:読み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1_18-02-36_000.jpg</text:p>
          </table:table-cell>
          <table:table-cell table:style-name="ce11" office:value-type="string">
            <text:p>:m RES 1*2 / free# JVEMV6 76#_17:3 / 76. theoretical-physics(tp) / w=(∇xv-&gt;(r-&gt;)),topics=ベクトル：回転；レビチビタ記号,other=~,s=~,i=~,doc=r-2-3~2#4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1*2 / free# JVEMV6 76#_17:3 / 76. theoretical-physics(tp) / w=(∇xv-&gt;(r-&gt;)),topics=ベクトル：回転；レビチビタ記号,other=~,s=~,i=~,doc=r-2-3~2#4">
            <text:p>:m RES 1*2 / free# JVEMV6 76#_17:3 / 76. theoretical-physics(tp) / w=(∇xv-&gt;(r-&gt;)),topics=ベクトル：回転；レビチビタ記号,other=~,s=~,i=~,doc=r-2-3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1-01_18-02-57_000.jpg</text:p>
          </table:table-cell>
          <table:table-cell table:style-name="ce19" office:value-type="string">
            <text:p>:m RES 2*2 / free# JVEMV6 76#_17:3 / 76. theoretical-physics(tp) / w=~,topics=ベクトル：回転；レビチビタ記号,other=q+:open:(∇xv-&gt;(r-&gt;))x(v-&gt;),s=~,i=~,doc=r-2-3~2#4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2*2 / free# JVEMV6 76#_17:3 / 76. theoretical-physics(tp) / w=~,topics=ベクトル：回転；レビチビタ記号,other=q+:open:(∇xv-&gt;(r-&gt;))x(v-&gt;),s=~,i=~,doc=r-2-3~2#4">
            <text:p>:m RES 2*2 / free# JVEMV6 76#_17:3 / 76. theoretical-physics(tp) / w=~,topics=ベクトル：回転；レビチビタ記号,other=q+:open:(∇xv-&gt;(r-&gt;))x(v-&gt;),s=~,i=~,doc=r-2-3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1_20-04-10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1_20-04-25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1_20-04-30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1_20-04-42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01_20-04-46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01_20-04-52_000.jpg</text:p>
          </table:table-cell>
          <table:table-cell table:style-name="ce11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01_20-31-34_000.jpg</text:p>
          </table:table-cell>
          <table:table-cell table:style-name="ce11" office:value-type="string">
            <text:p>:m :篠笛,shinobue #*# / session-memo / s.1:todays-melody,genr=~,for=~,key=Ef,tempo=~,R=~,i.f.=~,notes=pitch:1-5-7f;1-5-43f-2,Re+,other=~ \\\ s.2:res,for=daikan:fingering,notes=B;Bf;Af,R=~ \\\ s.3:todays-melody,R=1,other=fingering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篠笛,shinobue #*# / session-memo / s.1:todays-melody,genr=~,for=~,key=Ef,tempo=~,R=~,i.f.=~,notes=pitch:1-5-7f;1-5-43f-2,Re+,other=~ \\\ s.2:res,for=daikan:fingering,notes=B;Bf;Af,R=~ \\\ s.3:todays-melody,R=1,other=fingering">
            <text:p>:m :篠笛,shinobue #*# / session-memo / s.1:todays-melody,genr=~,for=~,key=Ef,tempo=~,R=~,i.f.=~,notes=pitch:1-5-7f;1-5-43f-2,Re+,other=~ \\\ s.2:res,for=daikan:fingering,notes=B;Bf;Af,R=~ \\\ s.3:todays-melody,R=1,other=fingering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1-01_21-08-50_000.jpg</text:p>
          </table:table-cell>
          <table:table-cell table:style-name="ce11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1-02_01-26-0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1-02_07-17-13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1-02_07-35-29_000.jpg</text:p>
          </table:table-cell>
          <table:table-cell table:style-name="ce11" office:value-type="string">
            <text:p>:m :th / topic=やること / content=明治の人たちが見捨てたことを、形づくってみよう / lang=ja</text:p>
          </table:table-cell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:th / topic=やること / content=明治の人たちが見捨てたことを、形づくってみよう / lang=ja">
            <text:p>:m :th / topic=やること / content=明治の人たちが見捨てたことを、形づくってみよう / lang=ja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1-02_08-02-26_000.jpg</text:p>
          </table:table-cell>
          <table:table-cell table:style-name="ce11" office:value-type="string">
            <text:p>:m #*# RES / JVEMV6 64#114_hirata_-- / 『霊の御柱』（たまのみはしら） 著者=平田篤胤,校注=~ / p.16 / w:抑[ソモソモ；既く[ハヤ；彼ぬし[ノ；甚かしこく[イト；論を[ヒ；御身[ミミ；,topic: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#*# RES / JVEMV6 64#114_hirata_-- / 『霊の御柱』（たまのみはしら） 著者=平田篤胤,校注=~ / p.16 / w:抑[ソモソモ；既く[ハヤ；彼ぬし[ノ；甚かしこく[イト；論を[ヒ；御身[ミミ；,topic:読み方">
            <text:p>:m #*# RES / JVEMV6 64#114_hirata_-- / 『霊の御柱』（たまのみはしら） 著者=平田篤胤,校注=~ / p.16 / w:抑[ソモソモ；既く[ハヤ；彼ぬし[ノ；甚かしこく[イト；論を[ヒ；御身[ミミ；,topic:読み方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1_18-58-53_000.mp4</text:p>
          </table:table-cell>
          <table:table-cell table:style-name="ce11" office:value-type="string">
            <text:p>:VIDEO / @自室 / 記録 / jap.flute / 演奏、play / R=1 / todays-melody,R=1,other=fingering</text:p>
          </table:table-cell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VIDEO / @自室 / 記録 / jap.flute / 演奏、play / R=1 / todays-melody,R=1,other=fingering">
            <text:p>:VIDEO / @自室 / 記録 / jap.flute / 演奏、play / R=1 / todays-melody,R=1,other=fingering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PHOTO 記録しておきたいもの / @ / target=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PHOTO 記録しておきたいもの / @ / target=">
            <text:p>:PHOTO 記録しておきたいもの / @ / target=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PHOTO 記録 / 経過記録；作ったもの / food=焼酎漬け / material=セージ,liquor=麦焼酎：??ml,time=~,container=silver-cap-large / type=~,other=二日漬け；セージを取り出したあと、色が変化するかを、記録したい,id=2021-10-31_00-54-41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2021/11/02</text:date>, <text:time>09:0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2T09:03:11.79</dc:date>
    <dc:creator>iwabuchi ken</dc:creator>
    <meta:editing-duration>P39DT8H39M26S</meta:editing-duration>
    <meta:editing-cycles>13695</meta:editing-cycles>
    <meta:document-statistic meta:table-count="1" meta:cell-count="458" meta:object-count="0"/>
  </office:meta>
</office:document-meta>
</file>